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28df" officeooo:paragraph-rsid="001228df"/>
    </style:style>
    <style:style style:name="P2" style:family="paragraph" style:parent-style-name="Standard">
      <style:paragraph-properties fo:text-align="justify" style:justify-single-word="false"/>
      <style:text-properties officeooo:rsid="001228df" officeooo:paragraph-rsid="001228df"/>
    </style:style>
    <style:style style:name="P3" style:family="paragraph" style:parent-style-name="Standard">
      <style:paragraph-properties fo:text-align="justify" style:justify-single-word="false"/>
      <style:text-properties officeooo:rsid="0015ceb2" officeooo:paragraph-rsid="0015ceb2"/>
    </style:style>
    <style:style style:name="P4" style:family="paragraph" style:parent-style-name="Standard">
      <style:paragraph-properties fo:text-align="justify" style:justify-single-word="false"/>
      <style:text-properties officeooo:rsid="0018247f" officeooo:paragraph-rsid="0018247f"/>
    </style:style>
    <style:style style:name="P5" style:family="paragraph" style:parent-style-name="Standard">
      <style:paragraph-properties fo:text-align="justify" style:justify-single-word="false"/>
      <style:text-properties officeooo:rsid="001994aa" officeooo:paragraph-rsid="001994aa"/>
    </style:style>
    <style:style style:name="P6" style:family="paragraph" style:parent-style-name="Standard">
      <style:paragraph-properties fo:text-align="justify" style:justify-single-word="false"/>
      <style:text-properties officeooo:rsid="0019b8a9" officeooo:paragraph-rsid="0019b8a9"/>
    </style:style>
    <style:style style:name="T1" style:family="text">
      <style:text-properties officeooo:rsid="00132f2c"/>
    </style:style>
    <style:style style:name="T2" style:family="text">
      <style:text-properties officeooo:rsid="001610fd"/>
    </style:style>
    <style:style style:name="T3" style:family="text">
      <style:text-properties officeooo:rsid="001a330e"/>
    </style:style>
    <style:style style:name="T4" style:family="text">
      <style:text-properties officeooo:rsid="001b857d"/>
    </style:style>
    <style:style style:name="T5" style:family="text">
      <style:text-properties officeooo:rsid="001c48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ganization of the package </text:p>
      <text:p text:style-name="P2"/>
      <text:p text:style-name="P2">The idea is to write a package using R in order to gather different algorithms that are already implemented or simply documented. <text:span text:style-name="T3">Ideally, the final package should allow the user to have an easy interface and the possibility to choose between different options to combine algorithms and preprocessing treatments. </text:span><text:s/></text:p>
      <text:p text:style-name="P2"/>
      <text:p text:style-name="P3">Input files containing information about time of the measurement and intensity of the signal can be regular or not <text:span text:style-name="T4">(there is a defined timestep between two consecutive measurements)</text:span>. Some algorithms need to have a regular dataset, but other don't have this constraint. <text:span text:style-name="T2">For that reason, the preprocessing part should allow the user to aggregate the data and fill in the gaps when needed. </text:span></text:p>
      <text:p text:style-name="P3"/>
      <text:p text:style-name="P4">The core of the package will be the treatment of the signal intensity in order to predict the rain. This part will be done in several ways that are the different algorithms. <text:span text:style-name="T5">The treatment can be done offline (afterward) or online (real time).</text:span></text:p>
      <text:p text:style-name="P4"/>
      <text:p text:style-name="P5">A further extension of the package will be the graphic interface that could be nicely implemented using libraries like Shiny. </text:p>
      <text:p text:style-name="P5"/>
      <text:p text:style-name="P5"/>
      <text:p text:style-name="P6">What is done so far ?</text:p>
      <text:p text:style-name="P6"/>
      <text:p text:style-name="P6">The preprocessing part is achieved. It does the job described above for any interval chos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6T14:09:39.038404134</meta:creation-date>
    <dc:date>2015-12-16T15:03:33.455048279</dc:date>
    <meta:editing-duration>PT50M12S</meta:editing-duration>
    <meta:editing-cycles>13</meta:editing-cycles>
    <meta:generator>LibreOffice/4.2.8.2$Linux_X86_64 LibreOffice_project/420m0$Build-2</meta:generator>
    <meta:document-statistic meta:table-count="0" meta:image-count="0" meta:object-count="0" meta:page-count="1" meta:paragraph-count="7" meta:word-count="200" meta:character-count="1211" meta:non-whitespace-character-count="1012"/>
  </office:meta>
</office:document-meta>
</file>